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Multi band GNSS Receiver update 2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Noel Martinez</text:p>
            <text:p>Week of 04/18 - 5/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19T03:33:37.560960872</meta:creation-date>
    <meta:editing-duration>PT2H33M33S</meta:editing-duration>
    <meta:editing-cycles>2</meta:editing-cycles>
    <meta:generator>LibreOffice/6.0.7.3$Linux_X86_64 LibreOffice_project/00m0$Build-3</meta:generator>
    <dc:title>Lights</dc:title>
    <dc:date>2022-04-19T06:17:21.524471868</dc:date>
    <meta:document-statistic meta:object-count="56"/>
  </office:meta>
</office:document-meta>
</file>